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ac:change001="ct1,modify,style:name,Table1.C1"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rizontal Table Cell Merge</text:h>
      <text:p text:style-name="Text_20_body">In this example, the following table will have a horizontal merge applied to two cells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A</text:p>
          </table:table-cell>
          <table:table-cell table:style-name="Table1.B1" table:number-columns-spanned="2" office:value-type="string" delta:insertion-change-idref="ct1" delta:insertion-type="insert-around-content">
            <delta:remove-leaving-content-start delta:removal-change-idref="ct1" delta:end-element-idref="end1">
              <table:table-cell table:style-name="Table1.A1" office:value-type="string"/>
            </delta:remove-leaving-content-start>
            <text:p text:style-name="Table_20_Contents">B (merge 1)</text:p>
            <delta:remove-leaving-content-end delta:end-element-id="end1"/>
            <delta:remove-leaving-content-start delta:removal-change-idref="ct1" delta:end-element-idref="end2">
              <table:table-cell table:style-name="Table1.C1" office:value-type="string"/>
            </delta:remove-leaving-content-start>
            <text:p text:style-name="Table_20_Contents">C (merge2 )</text:p>
            <delta:remove-leaving-content-end delta:end-element-id="end2"/>
          </table:table-cell>
          <table:covered-table-cell delta:insertion-change-idref="ct1" delta:insertion-type="insert-with-content"/>
        </table:table-row>
        <table:table-row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E</text:p>
          </table:table-cell>
          <table:table-cell table:style-name="Table1.C2" office:value-type="string">
            <text:p text:style-name="Table_20_Contents">F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8:16:05</meta:creation-date>
    <dc:date>2010-06-24T18:17:37</dc:date>
    <dc:creator>Tristan Mitchell</dc:creator>
    <meta:editing-duration>PT00H01M14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8" meta:word-count="29" meta:character-count="140"/>
  </office:meta>
</office:document-meta>
</file>